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8pt" fo:font-weight="bold" style:font-size-asian="18pt" style:font-weight-asian="bold" style:font-size-complex="18pt" style:font-weight-complex="bold"/>
    </style:style>
    <style:style style:name="P2" style:family="paragraph" style:parent-style-name="Standard">
      <style:text-properties fo:font-size="18pt" fo:font-weight="bold" officeooo:rsid="00097e76" officeooo:paragraph-rsid="00097e76" style:font-size-asian="18pt" style:font-weight-asian="bold" style:font-size-complex="18pt" style:font-weight-complex="bold"/>
    </style:style>
    <style:style style:name="P3" style:family="paragraph" style:parent-style-name="Standard">
      <style:text-properties fo:font-size="21pt" fo:font-weight="bold" style:font-size-asian="21pt" style:font-weight-asian="bold" style:font-size-complex="21pt" style:font-weight-complex="bold"/>
    </style:style>
    <style:style style:name="T1" style:family="text">
      <style:text-properties officeooo:rsid="00097e76"/>
    </style:style>
    <style:style style:name="T2" style:family="text">
      <style:text-properties style:text-position="super 58%"/>
    </style:style>
    <style:style style:name="T3" style:family="text">
      <style:text-properties officeooo:rsid="000b5e41"/>
    </style:style>
    <style:style style:name="T4" style:family="text">
      <style:text-properties officeooo:rsid="000c28f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 text:c="21"/>SQL ASSIGNMENT <text:s/>NO<text:span text:style-name="T1">2</text:span></text:p>
      <text:p text:style-name="P3"/>
      <text:p text:style-name="P3">Name – Tarun Gothwal</text:p>
      <text:p text:style-name="P1"/>
      <text:p text:style-name="P1">Roll No – 80113</text:p>
      <text:p text:style-name="P1"/>
      <text:p text:style-name="P2">Introducing Relational Databases.</text:p>
      <text:p text:style-name="P2"/>
      <text:p text:style-name="P2"><text:span text:style-name="T3">Q1</text:span>) Which f<text:span text:style-name="T4">ie</text:span>ld of the Customers table is the primary key?</text:p>
      <text:p text:style-name="P2">Ans: Cnum.</text:p>
      <text:p text:style-name="P2"/>
      <text:p text:style-name="P2"><text:span text:style-name="T3">Q2</text:span>) what is the 4<text:span text:style-name="T2">th</text:span> column of the Customer Tables?</text:p>
      <text:p text:style-name="P2">Ans: Rating.</text:p>
      <text:p text:style-name="P2"/>
      <text:p text:style-name="P2"><text:span text:style-name="T3">Q3</text:span>)What is the another word for Row and Column?</text:p>
      <text:p text:style-name="P2">Ans: 1)Row = Tuple / Entity.</text:p>
      <text:p text:style-name="P2"><text:s text:c="9"/>2)Column = Attibutes.</text:p>
      <text:p text:style-name="P2"/>
      <text:p text:style-name="P2"><text:span text:style-name="T3">Q4</text:span>) Why isn’t it possible to see the 1<text:span text:style-name="T2">st</text:span> five rows of table?</text:p>
      <text:p text:style-name="P2">Ans: 1) When we insert row in the table ,wherever MYSQL finds free space in DB server hard disk,it will store the row at available free space to speed up execution of statement.</text:p>
      <text:p text:style-name="P2"/>
      <text:p text:style-name="P2">2)Rows inside table are not stored sequentially.</text:p>
      <text:p text:style-name="P2"/>
      <text:p text:style-name="P2">3)Rows inside table are fragmented over the DB server Hard disk.</text:p>
      <text:p text:style-name="P2"/>
      <text:p text:style-name="P2">4)Rows inside a table are not stored in any specific order.</text:p>
      <text:p text:style-name="P2"/>
      <text:p text:style-name="P2">5)When we select the order of rows in the output it depends upon the row address.</text:p>
      <text:p text:style-name="P2"/>
      <text:p text:style-name="P2"><text:soft-page-break/>6)It will always be in ascending orders of row address, hence it is not possible to see the 1<text:span text:style-name="T2">st</text:span> five rows </text:p>
      <text:p text:style-name="P2"/>
      <text:p text:style-name="P2"><text:s/></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4T00:05:00.274248861</meta:creation-date>
    <dc:date>2023-09-14T01:10:20.547396734</dc:date>
    <meta:editing-duration>PT2M48S</meta:editing-duration>
    <meta:editing-cycles>2</meta:editing-cycles>
    <meta:generator>LibreOffice/7.3.7.2$Linux_X86_64 LibreOffice_project/30$Build-2</meta:generator>
    <meta:document-statistic meta:table-count="0" meta:image-count="0" meta:object-count="0" meta:page-count="2" meta:paragraph-count="19" meta:word-count="167" meta:character-count="939" meta:non-whitespace-character-count="755"/>
  </office:meta>
</office:document-meta>
</file>